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5.387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16.321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2.447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2.36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4.434cm"/>
    </style:style>
    <style:style style:name="co15" style:family="table-column">
      <style:table-column-properties fo:break-before="auto" style:column-width="16.288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0">
      <style:text-properties fo:font-size="8pt" style:font-size-asian="8pt" style:font-size-complex="8pt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009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package</text:p>
          </table:table-cell>
          <table:table-cell office:value-type="string">
            <text:p>components</text:p>
          </table:table-cell>
          <table:table-cell office:value-type="string">
            <text:p>TME</text:p>
          </table:table-cell>
          <table:table-cell office:value-type="string">
            <text:p>link</text:p>
          </table:table-cell>
          <table:table-cell office:value-type="string">
            <text:p>Bezpiecznik5A</text:p>
          </table:table-cell>
          <table:table-cell office:value-type="string">
            <text:p>Cena</text:p>
          </table:table-cell>
          <table:table-cell office:value-type="string">
            <text:p>Cena 100 szt</text:p>
          </table:table-cell>
          <table:table-cell office:value-type="string">
            <text:p>Suma 1cps</text:p>
          </table:table-cell>
          <table:table-cell office:value-type="string">
            <text:p>Suma 2 próg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V POWER</text:p>
          </table:table-cell>
          <table:table-cell office:value-type="float" office:value="1">
            <text:p>1</text:p>
          </table:table-cell>
          <table:table-cell office:value-type="string">
            <text:p>MKDSN1.5/2-5.08</text:p>
          </table:table-cell>
          <table:table-cell office:value-type="string">
            <text:p>12V_PWR</text:p>
          </table:table-cell>
          <table:table-cell office:value-type="string">
            <text:p>MKDSN1.5/2-5.08</text:p>
          </table:table-cell>
          <table:table-cell office:value-type="string">
            <text:p><text:a xlink:href="https://www.tme.eu/pl/details/mkdsn1.5_2-5.08/listwy-zaciskowe-do-druku/phoenix-contact/mkdsn-15-2-508-1729128/">https://www.tme.eu/pl/details/mkdsn1.5_2-5.08/listwy-zaciskowe-do-druku/phoenix-contact/mkdsn-15-2-508-1729128/</text:a></text:p>
          </table:table-cell>
          <table:table-cell office:value-type="string">
            <text:p>k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8k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1</text:p>
          </table:table-cell>
          <table:table-cell/>
          <table:table-cell office:value-type="string">
            <text:p><text:a xlink:href="https://www.tme.eu/pl/details/rc1206jr-0718k/rezystory-smd-1206/yageo/rc1206jr-0718kl/">https://www.tme.eu/pl/details/rc1206jr-0718k/rezystory-smd-1206/yageo/rc1206jr-0718kl/</text:a></text:p>
          </table:table-cell>
          <table:table-cell office:value-type="string">
            <text:p>k</text:p>
          </table:table-cell>
          <table:table-cell table:number-columns-repeated="2" office:value-type="float" office:value="0.0262">
            <text:p>0,0262</text:p>
          </table:table-cell>
          <table:table-cell table:number-columns-repeated="2" office:value-type="float" office:value="0.02618">
            <text:p>0,02618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,3k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2</text:p>
          </table:table-cell>
          <table:table-cell/>
          <table:table-cell office:value-type="string">
            <text:p><text:a xlink:href="https://www.tme.eu/pl/details/rc1206jr-073k3/rezystory-smd-1206/yageo/rc1206jr-073k3l/">https://www.tme.eu/pl/details/rc1206jr-073k3/rezystory-smd-1206/yageo/rc1206jr-073k3l/</text:a></text:p>
          </table:table-cell>
          <table:table-cell office:value-type="string">
            <text:p>k</text:p>
          </table:table-cell>
          <table:table-cell table:number-columns-repeated="2" office:value-type="float" office:value="0.0262">
            <text:p>0,0262</text:p>
          </table:table-cell>
          <table:table-cell table:number-columns-repeated="2" office:value-type="float" office:value="0.02618">
            <text:p>0,02618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0R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3</text:p>
          </table:table-cell>
          <table:table-cell/>
          <table:table-cell office:value-type="string">
            <text:p><text:a xlink:href="https://www.tme.eu/pl/details/rc1206jr-07100r/rezystory-smd-1206/yageo/rc1206jr-07100rl/">https://www.tme.eu/pl/details/rc1206jr-07100r/rezystory-smd-1206/yageo/rc1206jr-07100rl/</text:a></text:p>
          </table:table-cell>
          <table:table-cell office:value-type="string">
            <text:p>k</text:p>
          </table:table-cell>
          <table:table-cell table:number-columns-repeated="2" office:value-type="float" office:value="0.0252">
            <text:p>0,0252</text:p>
          </table:table-cell>
          <table:table-cell table:number-columns-repeated="2" office:value-type="float" office:value="0.02515">
            <text:p>0,02515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2uf 63V</text:p>
          </table:table-cell>
          <table:table-cell office:value-type="float" office:value="2">
            <text:p>2</text:p>
          </table:table-cell>
          <table:table-cell office:value-type="string">
            <text:p>CAP-D8.0XH6.5</text:p>
          </table:table-cell>
          <table:table-cell office:value-type="string">
            <text:p>C4,C5</text:p>
          </table:table-cell>
          <table:table-cell office:value-type="string">
            <text:p>EEEFK1J220P</text:p>
          </table:table-cell>
          <table:table-cell office:value-type="string">
            <text:p><text:a xlink:href="https://www.tme.eu/pl/details/eeefk1j220p/kondensatory-elektr-smd-niskoimpedan/panasonic/">https://www.tme.eu/pl/details/eeefk1j220p/kondensatory-elektr-smd-niskoimpedan/panasonic/</text:a></text:p>
          </table:table-cell>
          <table:table-cell office:value-type="string">
            <text:p>k</text:p>
          </table:table-cell>
          <table:table-cell office:value-type="float" office:value="1.0681">
            <text:p>1,0681</text:p>
          </table:table-cell>
          <table:table-cell office:value-type="float" office:value="0.7523">
            <text:p>0,7523</text:p>
          </table:table-cell>
          <table:table-cell office:value-type="float" office:value="2.13628">
            <text:p>2,13628</text:p>
          </table:table-cell>
          <table:table-cell office:value-type="float" office:value="1.50454">
            <text:p>1,50454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00uf 63V</text:p>
          </table:table-cell>
          <table:table-cell office:value-type="float" office:value="2">
            <text:p>2</text:p>
          </table:table-cell>
          <table:table-cell office:value-type="string">
            <text:p>CAP-D10.0XH10.5</text:p>
          </table:table-cell>
          <table:table-cell office:value-type="string">
            <text:p>C6,C7</text:p>
          </table:table-cell>
          <table:table-cell office:value-type="string">
            <text:p>SC1J107M10010VR</text:p>
          </table:table-cell>
          <table:table-cell office:value-type="string">
            <text:p><text:a xlink:href="https://www.tme.eu/pl/details/sc1j107m10010vr/kondensatory-elektrolityczne-smd-85c/samwha/">https://www.tme.eu/pl/details/sc1j107m10010vr/kondensatory-elektrolityczne-smd-85c/samwha/</text:a></text:p>
          </table:table-cell>
          <table:table-cell office:value-type="string">
            <text:p>k</text:p>
          </table:table-cell>
          <table:table-cell office:value-type="float" office:value="0.7533">
            <text:p>0,7533</text:p>
          </table:table-cell>
          <table:table-cell office:value-type="float" office:value="0.5115">
            <text:p>0,5115</text:p>
          </table:table-cell>
          <table:table-cell office:value-type="float" office:value="1.50654">
            <text:p>1,50654</text:p>
          </table:table-cell>
          <table:table-cell office:value-type="float" office:value="1.023">
            <text:p>1,023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BRA340T3G</text:p>
          </table:table-cell>
          <table:table-cell office:value-type="float" office:value="5">
            <text:p>5</text:p>
          </table:table-cell>
          <table:table-cell office:value-type="string">
            <text:p>SMA</text:p>
          </table:table-cell>
          <table:table-cell office:value-type="string">
            <text:p>D1,D2,D3,D4,D5</text:p>
          </table:table-cell>
          <table:table-cell office:value-type="string">
            <text:p>MBRA340T3G</text:p>
          </table:table-cell>
          <table:table-cell office:value-type="string">
            <text:p><text:a xlink:href="https://www.tme.eu/pl/details/mbra340t3g/diody-schottky-smd/on-semiconductor/">https://www.tme.eu/pl/details/mbra340t3g/diody-schottky-smd/on-semiconductor/</text:a></text:p>
          </table:table-cell>
          <table:table-cell office:value-type="string">
            <text:p>k</text:p>
          </table:table-cell>
          <table:table-cell office:value-type="float" office:value="0.6646">
            <text:p>0,6646</text:p>
          </table:table-cell>
          <table:table-cell office:value-type="float" office:value="0.5715">
            <text:p>0,5715</text:p>
          </table:table-cell>
          <table:table-cell office:value-type="float" office:value="3.323">
            <text:p>3,323</text:p>
          </table:table-cell>
          <table:table-cell office:value-type="float" office:value="2.8575">
            <text:p>2,8575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E555</text:p>
          </table:table-cell>
          <table:table-cell office:value-type="float" office:value="1">
            <text:p>1</text:p>
          </table:table-cell>
          <table:table-cell office:value-type="string">
            <text:p>DIP8</text:p>
          </table:table-cell>
          <table:table-cell office:value-type="string">
            <text:p>U1</text:p>
          </table:table-cell>
          <table:table-cell office:value-type="string">
            <text:p>NE555P</text:p>
          </table:table-cell>
          <table:table-cell office:value-type="string">
            <text:p><text:a xlink:href="https://www.tme.eu/pl/details/ne555p/uklady-watchdog-i-reset/texas-instruments/">https://www.tme.eu/pl/details/ne555p/uklady-watchdog-i-reset/texas-instruments/</text:a></text:p>
          </table:table-cell>
          <table:table-cell office:value-type="string">
            <text:p>k</text:p>
          </table:table-cell>
          <table:table-cell office:value-type="float" office:value="2.0424">
            <text:p>2,0424</text:p>
          </table:table-cell>
          <table:table-cell office:value-type="float" office:value="0.5857">
            <text:p>0,5857</text:p>
          </table:table-cell>
          <table:table-cell office:value-type="float" office:value="2.0424">
            <text:p>2,0424</text:p>
          </table:table-cell>
          <table:table-cell office:value-type="float" office:value="0.5857">
            <text:p>0,5857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IP42CG</text:p>
          </table:table-cell>
          <table:table-cell office:value-type="float" office:value="1">
            <text:p>1</text:p>
          </table:table-cell>
          <table:table-cell office:value-type="string">
            <text:p>TO-220</text:p>
          </table:table-cell>
          <table:table-cell office:value-type="string">
            <text:p>Q1</text:p>
          </table:table-cell>
          <table:table-cell office:value-type="string">
            <text:p>TIP42CG</text:p>
          </table:table-cell>
          <table:table-cell office:value-type="string">
            <text:p><text:a xlink:href="https://www.tme.eu/pl/details/tip42cg/tranzystory-pnp-tht/on-semiconductor/">https://www.tme.eu/pl/details/tip42cg/tranzystory-pnp-tht/on-semiconductor/</text:a></text:p>
          </table:table-cell>
          <table:table-cell office:value-type="string">
            <text:p>k</text:p>
          </table:table-cell>
          <table:table-cell office:value-type="float" office:value="2.0365">
            <text:p>2,0365</text:p>
          </table:table-cell>
          <table:table-cell office:value-type="float" office:value="1.2136">
            <text:p>1,2136</text:p>
          </table:table-cell>
          <table:table-cell office:value-type="float" office:value="2.0365">
            <text:p>2,0365</text:p>
          </table:table-cell>
          <table:table-cell office:value-type="float" office:value="1.2136">
            <text:p>1,2136</text:p>
          </table:table-cell>
          <table:table-cell table:number-columns-repeated="101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IP41C</text:p>
          </table:table-cell>
          <table:table-cell office:value-type="float" office:value="1">
            <text:p>1</text:p>
          </table:table-cell>
          <table:table-cell office:value-type="string">
            <text:p>TO-220(TO-220-3)</text:p>
          </table:table-cell>
          <table:table-cell office:value-type="string">
            <text:p>Q2</text:p>
          </table:table-cell>
          <table:table-cell office:value-type="string">
            <text:p>TIP41C</text:p>
          </table:table-cell>
          <table:table-cell office:value-type="string">
            <text:p><text:a xlink:href="https://www.tme.eu/pl/details/tip41c/tranzystory-npn-tht/on-semiconductor-fairchild/tip41c-tu/">https://www.tme.eu/pl/details/tip41c/tranzystory-npn-tht/on-semiconductor-fairchild/tip41c-tu/</text:a></text:p>
          </table:table-cell>
          <table:table-cell office:value-type="string">
            <text:p>k</text:p>
          </table:table-cell>
          <table:table-cell office:value-type="float" office:value="1.4484">
            <text:p>1,4484</text:p>
          </table:table-cell>
          <table:table-cell office:value-type="float" office:value="1.0848">
            <text:p>1,0848</text:p>
          </table:table-cell>
          <table:table-cell office:value-type="float" office:value="1.4484">
            <text:p>1,4484</text:p>
          </table:table-cell>
          <table:table-cell office:value-type="float" office:value="1.0848">
            <text:p>1,0848</text:p>
          </table:table-cell>
          <table:table-cell table:number-columns-repeated="101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7915CV</text:p>
          </table:table-cell>
          <table:table-cell office:value-type="float" office:value="1">
            <text:p>1</text:p>
          </table:table-cell>
          <table:table-cell office:value-type="string">
            <text:p>TO-220</text:p>
          </table:table-cell>
          <table:table-cell office:value-type="string">
            <text:p>U2</text:p>
          </table:table-cell>
          <table:table-cell office:value-type="string">
            <text:p>L7915ACV</text:p>
          </table:table-cell>
          <table:table-cell office:value-type="string">
            <text:p><text:a xlink:href="https://www.tme.eu/pl/details/l7915acv/stabilizatory-napiecia-nieregulowane/st-microelectronics/">https://www.tme.eu/pl/details/l7915acv/stabilizatory-napiecia-nieregulowane/st-microelectronics/</text:a></text:p>
          </table:table-cell>
          <table:table-cell office:value-type="string">
            <text:p>k</text:p>
          </table:table-cell>
          <table:table-cell table:style-name="ce2" office:value-type="float" office:value="1.1949">
            <text:p>1,1949</text:p>
          </table:table-cell>
          <table:table-cell office:value-type="float" office:value="1.0972">
            <text:p>1,0972</text:p>
          </table:table-cell>
          <table:table-cell office:value-type="float" office:value="0.975">
            <text:p>0,975</text:p>
          </table:table-cell>
          <table:table-cell office:value-type="float" office:value="0.6858">
            <text:p>0,6858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100uf 25V</text:p>
          </table:table-cell>
          <table:table-cell office:value-type="float" office:value="1">
            <text:p>1</text:p>
          </table:table-cell>
          <table:table-cell office:value-type="string">
            <text:p>CAP-D6.3XH5.5</text:p>
          </table:table-cell>
          <table:table-cell office:value-type="string">
            <text:p>C10</text:p>
          </table:table-cell>
          <table:table-cell office:value-type="string">
            <text:p>UCD1E101MCL1GS</text:p>
          </table:table-cell>
          <table:table-cell office:value-type="string">
            <text:p><text:a xlink:href="https://www.tme.eu/pl/details/ucd1e101mcl1gs/kondensatory-elektr-smd-niskoimpedan/nichicon/">https://www.tme.eu/pl/details/ucd1e101mcl1gs/kondensatory-elektr-smd-niskoimpedan/nichicon/</text:a></text:p>
          </table:table-cell>
          <table:table-cell office:value-type="string">
            <text:p>k</text:p>
          </table:table-cell>
          <table:table-cell office:value-type="float" office:value="0.6677">
            <text:p>0,6677</text:p>
          </table:table-cell>
          <table:table-cell office:value-type="float" office:value="0.5586">
            <text:p>0,5586</text:p>
          </table:table-cell>
          <table:table-cell office:value-type="float" office:value="0.66765">
            <text:p>0,66765</text:p>
          </table:table-cell>
          <table:table-cell office:value-type="float" office:value="0.55859">
            <text:p>0,55859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470uf</text:p>
          </table:table-cell>
          <table:table-cell office:value-type="float" office:value="2">
            <text:p>2</text:p>
          </table:table-cell>
          <table:table-cell office:value-type="string">
            <text:p>CAP-D8.0XH10.5</text:p>
          </table:table-cell>
          <table:table-cell office:value-type="string">
            <text:p>C11,C16</text:p>
          </table:table-cell>
          <table:table-cell office:value-type="string">
            <text:p>SC1C477M08010VR</text:p>
          </table:table-cell>
          <table:table-cell office:value-type="string">
            <text:p><text:a xlink:href="https://www.tme.eu/pl/details/sc1c477m08010vr/kondensatory-elektrolityczne-smd-85c/samwha/">https://www.tme.eu/pl/details/sc1c477m08010vr/kondensatory-elektrolityczne-smd-85c/samwha/</text:a></text:p>
          </table:table-cell>
          <table:table-cell office:value-type="string">
            <text:p>k</text:p>
          </table:table-cell>
          <table:table-cell office:value-type="float" office:value="0.5559">
            <text:p>0,5559</text:p>
          </table:table-cell>
          <table:table-cell office:value-type="float" office:value="0.4495">
            <text:p>0,4495</text:p>
          </table:table-cell>
          <table:table-cell office:value-type="float" office:value="1.11186">
            <text:p>1,11186</text:p>
          </table:table-cell>
          <table:table-cell office:value-type="float" office:value="0.8989">
            <text:p>0,8989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T3608</text:p>
          </table:table-cell>
          <table:table-cell office:value-type="float" office:value="1">
            <text:p>1</text:p>
          </table:table-cell>
          <table:table-cell office:value-type="string">
            <text:p>SOT23-6</text:p>
          </table:table-cell>
          <table:table-cell office:value-type="string">
            <text:p>U3</text:p>
          </table:table-cell>
          <table:table-cell/>
          <table:table-cell office:value-type="string">
            <text:p><text:a xlink:href="https://pl.aliexpress.com/item/in-stock-MT3608-B628-SOT-23/32800741581.html?spm=a2g0s.9042311.0.0.YNSnF7">https://pl.aliexpress.com/item/in-stock-MT3608-B628-SOT-23/32800741581.html?spm=a2g0s.9042311.0.0.YNSnF7</text:a></text:p>
          </table:table-cell>
          <table:table-cell office:value-type="string">
            <text:p>k</text:p>
          </table:table-cell>
          <table:table-cell table:number-columns-repeated="4" office:value-type="float" office:value="0.3284">
            <text:p>0,3284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4k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4</text:p>
          </table:table-cell>
          <table:table-cell/>
          <table:table-cell office:value-type="string">
            <text:p><text:a xlink:href="https://www.tme.eu/pl/details/rc1206jr-0724k/rezystory-smd-1206/yageo/rc1206jr-0724kl/">https://www.tme.eu/pl/details/rc1206jr-0724k/rezystory-smd-1206/yageo/rc1206jr-0724kl/</text:a></text:p>
          </table:table-cell>
          <table:table-cell office:value-type="string">
            <text:p>k</text:p>
          </table:table-cell>
          <table:table-cell table:number-columns-repeated="2" office:value-type="float" office:value="0.0262">
            <text:p>0,0262</text:p>
          </table:table-cell>
          <table:table-cell table:number-columns-repeated="2" office:value-type="float" office:value="0.02618">
            <text:p>0,02618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5</text:p>
          </table:table-cell>
          <table:table-cell/>
          <table:table-cell office:value-type="string">
            <text:p><text:a xlink:href="https://www.tme.eu/pl/details/rc1206jr-071k/rezystory-smd-1206/yageo/rc1206jr-071kl/">https://www.tme.eu/pl/details/rc1206jr-071k/rezystory-smd-1206/yageo/rc1206jr-071kl/</text:a></text:p>
          </table:table-cell>
          <table:table-cell office:value-type="string">
            <text:p>k</text:p>
          </table:table-cell>
          <table:table-cell table:number-columns-repeated="2" office:value-type="float" office:value="0.0285">
            <text:p>0,0285</text:p>
          </table:table-cell>
          <table:table-cell table:number-columns-repeated="2" office:value-type="float" office:value="0.02847">
            <text:p>0,02847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680pf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C12</text:p>
          </table:table-cell>
          <table:table-cell/>
          <table:table-cell office:value-type="string">
            <text:p><text:a xlink:href="https://www.tme.eu/pl/details/cl31c681jbcnnnc/kondensatory-mlcc-smd-1206/samsung/">https://www.tme.eu/pl/details/cl31c681jbcnnnc/kondensatory-mlcc-smd-1206/samsung/</text:a></text:p>
          </table:table-cell>
          <table:table-cell office:value-type="string">
            <text:p>k</text:p>
          </table:table-cell>
          <table:table-cell table:number-columns-repeated="2" office:value-type="float" office:value="0.0886">
            <text:p>0,0886</text:p>
          </table:table-cell>
          <table:table-cell table:number-columns-repeated="2" office:value-type="float" office:value="0.08861">
            <text:p>0,08861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100nF</text:p>
          </table:table-cell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office:value-type="string">
            <text:p>C13,C8,C9,C17,C18,C15,C20,C21,C19</text:p>
          </table:table-cell>
          <table:table-cell/>
          <table:table-cell office:value-type="string">
            <text:p><text:a xlink:href="https://www.tme.eu/pl/details/1206b104k251ct/kondensatory-mlcc-smd-1206/walsin/">https://www.tme.eu/pl/details/1206b104k251ct/kondensatory-mlcc-smd-1206/walsin/</text:a></text:p>
          </table:table-cell>
          <table:table-cell office:value-type="string">
            <text:p>k</text:p>
          </table:table-cell>
          <table:table-cell table:number-columns-repeated="2" office:value-type="float" office:value="0.0973">
            <text:p>0,0973</text:p>
          </table:table-cell>
          <table:table-cell table:number-columns-repeated="2" office:value-type="float" office:value="0.87534">
            <text:p>0,87534</text:p>
          </table:table-cell>
          <table:table-cell/>
          <table:table-cell office:value-type="string">
            <text:p>https://www.tme.eu/pl/details/cl31a226moclnnc/kondensatory-mlcc-smd-1206/samsung/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20uF</text:p>
          </table:table-cell>
          <table:table-cell office:value-type="float" office:value="1">
            <text:p>1</text:p>
          </table:table-cell>
          <table:table-cell office:value-type="string">
            <text:p>CAP-D8.0XH10.5</text:p>
          </table:table-cell>
          <table:table-cell office:value-type="string">
            <text:p>C14</text:p>
          </table:table-cell>
          <table:table-cell office:value-type="string">
            <text:p>SC1E227M08010VR</text:p>
          </table:table-cell>
          <table:table-cell office:value-type="string">
            <text:p><text:a xlink:href="https://www.tme.eu/pl/details/sc1e227m08010vr/kondensatory-elektrolityczne-smd-85c/samwha/">https://www.tme.eu/pl/details/sc1e227m08010vr/kondensatory-elektrolityczne-smd-85c/samwha/</text:a></text:p>
          </table:table-cell>
          <table:table-cell office:value-type="string">
            <text:p>k</text:p>
          </table:table-cell>
          <table:table-cell office:value-type="float" office:value="0.4909">
            <text:p>0,4909</text:p>
          </table:table-cell>
          <table:table-cell office:value-type="float" office:value="0.3924">
            <text:p>0,3924</text:p>
          </table:table-cell>
          <table:table-cell office:value-type="float" office:value="0.49089">
            <text:p>0,49089</text:p>
          </table:table-cell>
          <table:table-cell office:value-type="float" office:value="0.39239">
            <text:p>0,39239</text:p>
          </table:table-cell>
          <table:table-cell table:number-columns-repeated="101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10nF</text:p>
          </table:table-cell>
          <table:table-cell office:value-type="float" office:value="2">
            <text:p>2</text:p>
          </table:table-cell>
          <table:table-cell office:value-type="float" office:value="1206">
            <text:p>1206</text:p>
          </table:table-cell>
          <table:table-cell office:value-type="string">
            <text:p>C1,C2</text:p>
          </table:table-cell>
          <table:table-cell/>
          <table:table-cell office:value-type="string">
            <text:p><text:a xlink:href="https://www.tme.eu/pl/details/cc1206kkx7rb103/kondensatory-mlcc-smd-1206/yageo/cc1206kkx7rbbb103/">https://www.tme.eu/pl/details/cc1206kkx7rb103/kondensatory-mlcc-smd-1206/yageo/cc1206kkx7rbbb103/</text:a></text:p>
          </table:table-cell>
          <table:table-cell office:value-type="string">
            <text:p>k</text:p>
          </table:table-cell>
          <table:table-cell table:number-columns-repeated="2" office:value-type="float" office:value="0.0719">
            <text:p>0,0719</text:p>
          </table:table-cell>
          <table:table-cell table:number-columns-repeated="2" office:value-type="float" office:value="0.1438">
            <text:p>0,1438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100uF</text:p>
          </table:table-cell>
          <table:table-cell office:value-type="float" office:value="1">
            <text:p>1</text:p>
          </table:table-cell>
          <table:table-cell office:value-type="string">
            <text:p>CAP-D6.3XH5.5</text:p>
          </table:table-cell>
          <table:table-cell office:value-type="string">
            <text:p>C3</text:p>
          </table:table-cell>
          <table:table-cell office:value-type="string">
            <text:p>UCD1E101MCL1GS</text:p>
          </table:table-cell>
          <table:table-cell office:value-type="string">
            <text:p><text:a xlink:href="https://www.tme.eu/pl/details/ucd1e101mcl1gs/kondensatory-elektr-smd-niskoimpedan/nichicon/">https://www.tme.eu/pl/details/ucd1e101mcl1gs/kondensatory-elektr-smd-niskoimpedan/nichicon/</text:a></text:p>
          </table:table-cell>
          <table:table-cell office:value-type="string">
            <text:p>k</text:p>
          </table:table-cell>
          <table:table-cell office:value-type="float" office:value="0.6677">
            <text:p>0,6677</text:p>
          </table:table-cell>
          <table:table-cell office:value-type="float" office:value="0.5586">
            <text:p>0,5586</text:p>
          </table:table-cell>
          <table:table-cell office:value-type="float" office:value="0.66765">
            <text:p>0,66765</text:p>
          </table:table-cell>
          <table:table-cell office:value-type="float" office:value="0.55859">
            <text:p>0,55859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2uh</text:p>
          </table:table-cell>
          <table:table-cell office:value-type="float" office:value="1">
            <text:p>1</text:p>
          </table:table-cell>
          <table:table-cell office:value-type="string">
            <text:p>7*7</text:p>
          </table:table-cell>
          <table:table-cell office:value-type="string">
            <text:p>L1</text:p>
          </table:table-cell>
          <table:table-cell office:value-type="string">
            <text:p>PCS74MT220</text:p>
          </table:table-cell>
          <table:table-cell office:value-type="string">
            <text:p><text:a xlink:href="https://www.tme.eu/pl/details/pcs74mt220/dlawiki-smd-mocy/viking/">https://www.tme.eu/pl/details/pcs74mt220/dlawiki-smd-mocy/viking/</text:a></text:p>
          </table:table-cell>
          <table:table-cell office:value-type="string">
            <text:p>k</text:p>
          </table:table-cell>
          <table:table-cell office:value-type="float" office:value="1.176">
            <text:p>1,176</text:p>
          </table:table-cell>
          <table:table-cell office:value-type="float" office:value="0.6369">
            <text:p>0,6369</text:p>
          </table:table-cell>
          <table:table-cell office:value-type="float" office:value="1.17603">
            <text:p>1,17603</text:p>
          </table:table-cell>
          <table:table-cell office:value-type="float" office:value="0.63687">
            <text:p>0,63687</text:p>
          </table:table-cell>
          <table:table-cell table:number-columns-repeated="101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XH-3A</text:p>
          </table:table-cell>
          <table:table-cell office:value-type="float" office:value="2">
            <text:p>2</text:p>
          </table:table-cell>
          <table:table-cell office:value-type="string">
            <text:p>XH-3A</text:p>
          </table:table-cell>
          <table:table-cell office:value-type="string">
            <text:p>OUT_15V_Y,OUT_15V_X</text:p>
          </table:table-cell>
          <table:table-cell office:value-type="string">
            <text:p>B3B-XH-A</text:p>
          </table:table-cell>
          <table:table-cell office:value-type="string">
            <text:p><text:a xlink:href="https://www.tme.eu/pl/details/b3b-xh-a/zlacza-sygnalowe-raster-250mm/jst/">https://www.tme.eu/pl/details/b3b-xh-a/zlacza-sygnalowe-raster-250mm/jst/</text:a></text:p>
          </table:table-cell>
          <table:table-cell office:value-type="string">
            <text:p>k</text:p>
          </table:table-cell>
          <table:table-cell office:value-type="float" office:value="0.5611">
            <text:p>0,5611</text:p>
          </table:table-cell>
          <table:table-cell office:value-type="float" office:value="0.3732">
            <text:p>0,3732</text:p>
          </table:table-cell>
          <table:table-cell office:value-type="float" office:value="1.12218">
            <text:p>1,12218</text:p>
          </table:table-cell>
          <table:table-cell office:value-type="float" office:value="0.74646">
            <text:p>0,74646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XH-2A</text:p>
          </table:table-cell>
          <table:table-cell office:value-type="float" office:value="2">
            <text:p>2</text:p>
          </table:table-cell>
          <table:table-cell office:value-type="string">
            <text:p>XH-2A</text:p>
          </table:table-cell>
          <table:table-cell office:value-type="string">
            <text:p>AUX_12V,AUX_12V2</text:p>
          </table:table-cell>
          <table:table-cell office:value-type="string">
            <text:p>B2B-XH-A</text:p>
          </table:table-cell>
          <table:table-cell office:value-type="string">
            <text:p><text:a xlink:href="https://www.tme.eu/pl/details/b2b-xh-a/zlacza-sygnalowe-raster-250mm/jst/">https://www.tme.eu/pl/details/b2b-xh-a/zlacza-sygnalowe-raster-250mm/jst/</text:a></text:p>
          </table:table-cell>
          <table:table-cell office:value-type="string">
            <text:p>k</text:p>
          </table:table-cell>
          <table:table-cell office:value-type="float" office:value="0.4822">
            <text:p>0,4822</text:p>
          </table:table-cell>
          <table:table-cell office:value-type="float" office:value="0.4133">
            <text:p>0,4133</text:p>
          </table:table-cell>
          <table:table-cell office:value-type="float" office:value="0.96448">
            <text:p>0,96448</text:p>
          </table:table-cell>
          <table:table-cell office:value-type="float" office:value="0.82666">
            <text:p>0,82666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KEYSTONE 3568</text:p>
          </table:table-cell>
          <table:table-cell office:value-type="float" office:value="1">
            <text:p>1</text:p>
          </table:table-cell>
          <table:table-cell office:value-type="string">
            <text:p>KEYSTONE 3568 FUSE HOLDER</text:p>
          </table:table-cell>
          <table:table-cell office:value-type="string">
            <text:p>U6</text:p>
          </table:table-cell>
          <table:table-cell office:value-type="float" office:value="3568">
            <text:p>3568</text:p>
          </table:table-cell>
          <table:table-cell office:value-type="string">
            <text:p><text:a xlink:href="https://www.tme.eu/pl/details/keys3568/gniazda-bezpiecznikowe-samochodowe/keystone/3568/">https://www.tme.eu/pl/details/keys3568/gniazda-bezpiecznikowe-samochodowe/keystone/3568/</text:a></text:p>
          </table:table-cell>
          <table:table-cell office:value-type="string">
            <text:p>MTA MINIVAL 5A</text:p>
          </table:table-cell>
          <table:table-cell office:value-type="float" office:value="3.98">
            <text:p>3,98</text:p>
          </table:table-cell>
          <table:table-cell office:value-type="float" office:value="3.2">
            <text:p>3,2</text:p>
          </table:table-cell>
          <table:table-cell office:value-type="float" office:value="3.98">
            <text:p>3,98</text:p>
          </table:table-cell>
          <table:table-cell office:value-type="float" office:value="3.2">
            <text:p>3,2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C7906D2T</text:p>
          </table:table-cell>
          <table:table-cell office:value-type="float" office:value="1">
            <text:p>1</text:p>
          </table:table-cell>
          <table:table-cell office:value-type="string">
            <text:p>D2PAK-3</text:p>
          </table:table-cell>
          <table:table-cell office:value-type="string">
            <text:p>U8</text:p>
          </table:table-cell>
          <table:table-cell office:value-type="string">
            <text:p>MC7906CD2TG</text:p>
          </table:table-cell>
          <table:table-cell office:value-type="string">
            <text:p><text:a xlink:href="https://www.tme.eu/pl/details/mc7906cd2tg/stabilizatory-napiecia-nieregulowane/on-semiconductor/">https://www.tme.eu/pl/details/mc7906cd2tg/stabilizatory-napiecia-nieregulowane/on-semiconductor/</text:a></text:p>
          </table:table-cell>
          <table:table-cell office:value-type="string">
            <text:p>k</text:p>
          </table:table-cell>
          <table:table-cell office:value-type="float" office:value="2.5906">
            <text:p>2,5906</text:p>
          </table:table-cell>
          <table:table-cell office:value-type="float" office:value="2.2265">
            <text:p>2,2265</text:p>
          </table:table-cell>
          <table:table-cell office:value-type="float" office:value="2.5906">
            <text:p>2,5906</text:p>
          </table:table-cell>
          <table:table-cell office:value-type="float" office:value="2.2265">
            <text:p>2,2265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JST-XH 8</text:p>
          </table:table-cell>
          <table:table-cell office:value-type="float" office:value="1">
            <text:p>1</text:p>
          </table:table-cell>
          <table:table-cell office:value-type="string">
            <text:p>CONECTOR JSH-XH 8 PINES</text:p>
          </table:table-cell>
          <table:table-cell office:value-type="string">
            <text:p>OUT_PWR_MB</text:p>
          </table:table-cell>
          <table:table-cell office:value-type="string">
            <text:p>B8B-XH-A</text:p>
          </table:table-cell>
          <table:table-cell office:value-type="string">
            <text:p><text:a xlink:href="https://www.tme.eu/pl/details/b8b-xh-a/zlacza-sygnalowe-raster-250mm/jst/">https://www.tme.eu/pl/details/b8b-xh-a/zlacza-sygnalowe-raster-250mm/jst/</text:a></text:p>
          </table:table-cell>
          <table:table-cell office:value-type="string">
            <text:p>N</text:p>
          </table:table-cell>
          <table:table-cell office:value-type="float" office:value="1.4615">
            <text:p>1,4615</text:p>
          </table:table-cell>
          <table:table-cell office:value-type="float" office:value="1.2527">
            <text:p>1,2527</text:p>
          </table:table-cell>
          <table:table-cell office:value-type="float" office:value="1.46153">
            <text:p>1,46153</text:p>
          </table:table-cell>
          <table:table-cell office:value-type="float" office:value="1.25272">
            <text:p>1,25272</text:p>
          </table:table-cell>
          <table:table-cell/>
          <table:table-cell office:value-type="string">
            <text:p><text:a xlink:href="http://pl.farnell.com/jst-japan-solderless-terminals/b8b-xh-a-lf-sn/header-vertical-8way/dp/1516284">http://pl.farnell.com/jst-japan-solderless-terminals/b8b-xh-a-lf-sn/header-vertical-8way/dp/1516284</text:a></text:p>
          </table:table-cell>
          <table:table-cell office:value-type="string">
            <text:p><text:a xlink:href="http://pl.farnell.com/jst-japan-solderless-terminals/xhp-8/connector-housing-8way/dp/1516271?MER=sy-me-pd-mi-acce">http://pl.farnell.com/jst-japan-solderless-terminals/xhp-8/connector-housing-8way/dp/1516271?MER=sy-me-pd-mi-acce</text:a></text:p>
          </table:table-cell>
          <table:table-cell table:number-columns-repeated="100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K83-DIO</text:p>
          </table:table-cell>
          <table:table-cell office:value-type="float" office:value="1">
            <text:p>1</text:p>
          </table:table-cell>
          <table:table-cell office:value-type="string">
            <text:p>D-SMC</text:p>
          </table:table-cell>
          <table:table-cell office:value-type="string">
            <text:p>D8</text:p>
          </table:table-cell>
          <table:table-cell office:value-type="string">
            <text:p>SK83-DIO</text:p>
          </table:table-cell>
          <table:table-cell office:value-type="string">
            <text:p><text:a xlink:href="https://www.tme.eu/pl/details/sk83-dio/diody-schottky-smd/diotec-semiconductor/sk83/">https://www.tme.eu/pl/details/sk83-dio/diody-schottky-smd/diotec-semiconductor/sk83/</text:a></text:p>
          </table:table-cell>
          <table:table-cell office:value-type="string">
            <text:p>k</text:p>
          </table:table-cell>
          <table:table-cell office:value-type="float" office:value="0.8603">
            <text:p>0,8603</text:p>
          </table:table-cell>
          <table:table-cell office:value-type="float" office:value="0.7315">
            <text:p>0,7315</text:p>
          </table:table-cell>
          <table:table-cell office:value-type="float" office:value="0.8603">
            <text:p>0,8603</text:p>
          </table:table-cell>
          <table:table-cell office:value-type="float" office:value="0.7315">
            <text:p>0,7315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05">
            <text:p>7805</text:p>
          </table:table-cell>
          <table:table-cell office:value-type="float" office:value="1">
            <text:p>1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office:value-type="string">
            <text:p>MC7805CDTG</text:p>
          </table:table-cell>
          <table:table-cell office:value-type="string">
            <text:p><text:a xlink:href="https://www.tme.eu/pl/details/mc7805cdtg/stabilizatory-napiecia-nieregulowane/on-semiconductor/">https://www.tme.eu/pl/details/mc7805cdtg/stabilizatory-napiecia-nieregulowane/on-semiconductor/</text:a></text:p>
          </table:table-cell>
          <table:table-cell office:value-type="string">
            <text:p>k</text:p>
          </table:table-cell>
          <table:table-cell office:value-type="float" office:value="1.1949">
            <text:p>1,1949</text:p>
          </table:table-cell>
          <table:table-cell office:value-type="float" office:value="1.0515">
            <text:p>1,0515</text:p>
          </table:table-cell>
          <table:table-cell office:value-type="float" office:value="1.1949">
            <text:p>1,1949</text:p>
          </table:table-cell>
          <table:table-cell office:value-type="float" office:value="1.0515">
            <text:p>1,0515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06">
            <text:p>7806</text:p>
          </table:table-cell>
          <table:table-cell office:value-type="float" office:value="1">
            <text:p>1</text:p>
          </table:table-cell>
          <table:table-cell office:value-type="string">
            <text:p>D2PAK-3</text:p>
          </table:table-cell>
          <table:table-cell office:value-type="string">
            <text:p>U5</text:p>
          </table:table-cell>
          <table:table-cell office:value-type="string">
            <text:p>L7806ABD2T</text:p>
          </table:table-cell>
          <table:table-cell office:value-type="string">
            <text:p><text:a xlink:href="https://www.tme.eu/pl/details/l7806abd2t/stabilizatory-napiecia-nieregulowane/st-microelectronics/l7806abd2t-tr/">https://www.tme.eu/pl/details/l7806abd2t/stabilizatory-napiecia-nieregulowane/st-microelectronics/l7806abd2t-tr/</text:a></text:p>
          </table:table-cell>
          <table:table-cell office:value-type="string">
            <text:p>k</text:p>
          </table:table-cell>
          <table:table-cell office:value-type="float" office:value="2.04">
            <text:p>2,04</text:p>
          </table:table-cell>
          <table:table-cell office:value-type="float" office:value="1.46">
            <text:p>1,46</text:p>
          </table:table-cell>
          <table:table-cell office:value-type="float" office:value="2.04">
            <text:p>2,04</text:p>
          </table:table-cell>
          <table:table-cell office:value-type="float" office:value="1.46">
            <text:p>1,46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KA7906TU</text:p>
          </table:table-cell>
          <table:table-cell office:value-type="float" office:value="1">
            <text:p>1</text:p>
          </table:table-cell>
          <table:table-cell office:value-type="string">
            <text:p>TO-220(TO-220-3)</text:p>
          </table:table-cell>
          <table:table-cell office:value-type="string">
            <text:p>U7</text:p>
          </table:table-cell>
          <table:table-cell/>
          <table:table-cell office:value-type="string">
            <text:p>U7 TO220 na wypadek braku D2PAK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A7806ETU</text:p>
          </table:table-cell>
          <table:table-cell office:value-type="float" office:value="1">
            <text:p>1</text:p>
          </table:table-cell>
          <table:table-cell office:value-type="string">
            <text:p>TO-220(TO-220-3)</text:p>
          </table:table-cell>
          <table:table-cell office:value-type="string">
            <text:p>U9</text:p>
          </table:table-cell>
          <table:table-cell/>
          <table:table-cell office:value-type="string">
            <text:p>U9 TO220 na wypadek braku D2PAK</text:p>
          </table:table-cell>
          <table:table-cell table:number-columns-repeated="3"/>
          <table:table-cell office:value-type="float" office:value="33.3645">
            <text:p>33,3645</text:p>
          </table:table-cell>
          <table:table-cell office:value-type="float" office:value="25.06393">
            <text:p>25,06393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.02.2018</text:date>, <text:time>17:11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8-02-22T16:47:27.04</meta:creation-date>
    <meta:editing-duration>PT23M53S</meta:editing-duration>
    <meta:editing-cycles>4</meta:editing-cycles>
    <dc:date>2018-02-22T17:11:14.98</dc:date>
    <meta:document-statistic meta:table-count="1" meta:cell-count="378" meta:object-count="0"/>
  </office:meta>
</office:document-meta>
</file>